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1a1a1a" style:font-name="Liberation Sans" fo:font-size="10pt" style:text-underline-style="none" fo:font-weight="normal" style:font-name-asian="Monospace" style:font-size-asian="10pt" style:font-weight-asian="normal" style:font-name-complex="Monospace" style:font-size-complex="10pt" style:font-weight-complex="normal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Liberation Sans" fo:font-size="10pt" style:text-underline-style="none" fo:font-weight="normal" style:font-name-asian="Monospace" style:font-size-asian="10pt" style:font-weight-asian="normal" style:font-name-complex="Monospace" style:font-size-complex="10pt" style:font-weight-complex="normal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color="#1a1a1a"/>
    </style:style>
    <style:style style:name="T2" style:family="text">
      <style:text-properties style:font-name="Monospace" fo:font-size="10pt" style:text-underline-style="none" style:font-name-asian="Monospace" style:font-size-asian="10pt" style:font-name-complex="Monospace" style:font-size-complex="10pt"/>
    </style:style>
    <style:style style:name="T3" style:family="text">
      <style:text-properties fo:color="#000000"/>
    </style:style>
    <style:style style:name="T4" style:family="text">
      <style:text-properties fo:color="#000000" style:font-name-asian="Monospace" style:font-name-complex="Monospace"/>
    </style:style>
    <style:style style:name="T5" style:family="text">
      <style:text-properties style:font-name-asian="Monospace" style:font-name-complex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 : </text:p>
      <text:p text:style-name="P1">Pour l'instalation, entrez dans le fichier src, lancer la commande make.</text:p>
      <text:p text:style-name="P1">$ make</text:p>
      <text:p text:style-name="P1"/>
      <text:p text:style-name="P1">Utilisation de l'application :</text:p>
      <text:p text:style-name="P1">java fr.jonesalexi.project.pdj.Main [Options]</text:p>
      <text:p text:style-name="P1">Les options : </text:p>
      <text:p text:style-name="P1">-h affiche ce message</text:p>
      <text:p text:style-name="P1">-p [port]</text:p>
      <text:p text:style-name="P1"><text:tab/>Numero de port; par defaut : 1900</text:p>
      <text:p text:style-name="P1">-w [dossier web]</text:p>
      <text:p text:style-name="P1"><text:tab/>Dossier web; par defaut : www</text:p>
      <text:p text:style-name="P1">-dp [fichier BdD pizzas]</text:p>
      <text:p text:style-name="P1"><text:tab/>Fichier Base de Donnees des pizzas; par defaut : db/pizzas.xml</text:p>
      <text:p text:style-name="P1">-dt [fichier BdD types]</text:p>
      <text:p text:style-name="P1"><text:tab/>Fichier Base de Donnees des types; par defaut : db/types.xml</text:p>
      <text:p text:style-name="P1"/>
      <text:p text:style-name="P1"/>
      <text:p text:style-name="P1">Dossier web :</text:p>
      <text:p text:style-name="P1">Dans le dossier web, il y a toutes les pages HTML du site de pizza. Il doit néanmoins obligatoirement contenir les fichiers<text:span text:style-name="T3"> </text:span><text:span text:style-name="T4">pizzas.html et </text:span>pizzas_end.html où pizzas.html est le debut du fichier html à envoyer et <text:s/>pizzas_end.html la fin. Entre les deux parties, du code concernant les pizzas vont être inserés sous la forme </text:p>
      <text:p text:style-name="P1">&lt;h1&gt;header1&lt;/h1&gt;&lt; /br&gt;</text:p>
      <text:p text:style-name="P1">&lt;h1&gt;header2&lt;/h1&gt;&lt; /br&gt;</text:p>
      <text:p text:style-name="P1">&lt;p&gt;paragraphe&lt;/p&gt;&lt; /br&gt;</text:p>
      <text:p text:style-name="P1"/>
      <text:p text:style-name="P1">Fichier de BD :</text:p>
      <text:p text:style-name="P1">Liste des pizzas doit être sous la forme : </text:p>
      <text:p text:style-name="P3">&lt;lesPizzas&gt;</text:p>
      <text:p text:style-name="P3"><text:tab/>&lt;pizza type="1"&gt;</text:p>
      <text:p text:style-name="P3"><text:tab/><text:tab/><text:span text:style-name="T1">&lt;nom&gt;Margherita&lt;/nom&gt;</text:span></text:p>
      <text:p text:style-name="P3"><text:tab/><text:tab/>&lt;description&gt;Sauce <text:span text:style-name="T1">tomate</text:span> <text:span text:style-name="T1">et</text:span> <text:span text:style-name="T1">mozzarella</text:span>&lt;/description&gt;</text:p>
      <text:p text:style-name="P2"><text:tab/>&lt;/pizza&gt;</text:p>
      <text:p text:style-name="P2"><text:tab/>...</text:p>
      <text:p text:style-name="P4"><text:span text:style-name="T5">&lt;/lesPizzas&gt;</text:span></text:p>
      <text:p text:style-name="P4"><text:span text:style-name="T5"/></text:p>
      <text:p text:style-name="P4"><text:span text:style-name="T5">Dans la balise pizza, type correspond à l'identifiant d'un type dans le fichier des types.</text:span></text:p>
      <text:p text:style-name="P4"><text:span text:style-name="T5">On met le nom de la Pizza entre les balises de nom et sa description entre les balises description.</text:span></text:p>
      <text:p text:style-name="P4"><text:span text:style-name="T5">Plusieurs pizzas peuvent avoir le même type, mais elles ne doivent pas avoir le même nom. Elles doivent toutes avoir un type existant dans la liste des types.</text:span></text:p>
      <text:p text:style-name="P4"><text:span text:style-name="T5"/></text:p>
      <text:p text:style-name="P4"><text:span text:style-name="T5">Liste des types doit être sous la forme :</text:span></text:p>
      <text:p text:style-name="P2">&lt;lestypes&gt;</text:p>
      <text:p text:style-name="P3"><text:tab/>&lt;type id="1"&gt;</text:p>
      <text:p text:style-name="P3"><text:tab/><text:tab/><text:span text:style-name="T1">&lt;prix&gt;</text:span>12<text:span text:style-name="T1">&lt;/prix&gt;</text:span></text:p>
      <text:p text:style-name="P3"><text:tab/>&lt;/type&gt;</text:p>
      <text:p text:style-name="P3"><text:tab/>...</text:p>
      <text:p text:style-name="P4"><text:span text:style-name="T5">&lt;/lestypes&gt;</text:span></text:p>
      <text:p text:style-name="P4"><text:span text:style-name="T5"/></text:p>
      <text:p text:style-name="P4"><text:span text:style-name="T5">Dans la balise type, id correspond à l'identifiant du type.</text:span></text:p>
      <text:p text:style-name="P4"><text:span text:style-name="T5">On met le prix de la pizza entre les balises prix.</text:span></text:p>
      <text:p text:style-name="P4"><text:span text:style-name="T5">Tous les types doivent avoir un identifiant différ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loire Jones</meta:initial-creator>
    <meta:creation-date>2014-04-29T13:47:16</meta:creation-date>
    <dc:date>2014-04-29T16:48:00</dc:date>
    <dc:creator>Magloire Jones</dc:creator>
    <meta:editing-duration>PT2H5M11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42" meta:word-count="269" meta:character-count="1682" meta:non-whitespace-character-count="1422"/>
  </office:meta>
</office:document-meta>
</file>